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color="#FF0000"/>
    </style:style>
    <style:style style:name="T3" style:parent-style-name="Fuentedepárrafopredeter." style:family="text">
      <style:text-properties fo:font-weight="bold" style:font-weight-asian="bold" fo:color="#FF0000"/>
    </style:style>
    <style:style style:name="T4" style:parent-style-name="Fuentedepárrafopredeter.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T7" style:parent-style-name="Fuentedepárrafopredeter." style:family="text">
      <style:text-properties fo:font-weight="bold" style:font-weight-asian="bold" fo:color="#FF0000"/>
    </style:style>
    <style:style style:name="T8" style:parent-style-name="Fuentedepárrafopredeter." style:family="text">
      <style:text-properties fo:font-weight="bold" style:font-weight-asian="bold" fo:color="#FF0000"/>
    </style:style>
    <style:style style:name="T9" style:parent-style-name="Fuentedepárrafopredeter." style:family="text">
      <style:text-properties fo:font-weight="bold" style:font-weight-asian="bold" fo:color="#FF0000"/>
    </style:style>
    <style:style style:name="T10" style:parent-style-name="Fuentedepárrafopredeter." style:family="text">
      <style:text-properties fo:font-weight="bold" style:font-weight-asian="bold" fo:color="#FF0000"/>
    </style:style>
    <style:style style:name="T11" style:parent-style-name="Fuentedepárrafopredeter." style:family="text">
      <style:text-properties fo:font-weight="bold" style:font-weight-asian="bold" fo:color="#FF0000"/>
    </style:style>
    <style:style style:name="T12" style:parent-style-name="Fuentedepárrafopredeter." style:family="text">
      <style:text-properties fo:font-weight="bold" style:font-weight-asian="bold" fo:color="#FF0000"/>
    </style:style>
    <style:style style:name="T13" style:parent-style-name="Fuentedepárrafopredeter." style:family="text">
      <style:text-properties fo:font-weight="bold" style:font-weight-asian="bold" fo:color="#FF0000"/>
    </style:style>
    <style:style style:name="T14" style:parent-style-name="Fuentedepárrafopredeter." style:family="text">
      <style:text-properties fo:font-weight="bold" style:font-weight-asian="bold" fo:color="#FF0000"/>
    </style:style>
    <style:style style:name="T15" style:parent-style-name="Fuentedepárrafopredeter." style:family="text">
      <style:text-properties fo:font-weight="bold" style:font-weight-asian="bold" fo:color="#FF0000"/>
    </style:style>
    <style:style style:name="T16" style:parent-style-name="Fuentedepárrafopredeter." style:family="text">
      <style:text-properties fo:color="#FF0000"/>
    </style:style>
    <style:style style:name="T17" style:parent-style-name="Fuentedepárrafopredeter." style:family="text">
      <style:text-properties fo:font-weight="bold" style:font-weight-asian="bold" fo:color="#FF0000"/>
    </style:style>
    <style:style style:name="T18" style:parent-style-name="Fuentedepárrafopredeter." style:family="text">
      <style:text-properties fo:font-weight="bold" style:font-weight-asian="bold" fo:color="#FF0000"/>
    </style:style>
  </office:automatic-styles>
  <office:body>
    <office:text text:use-soft-page-breaks="true">
      <text:p text:style-name="P1">EXAMEN 2º EVALUACION PRIMERO DAW. <text:s/>FICTICIO (creado por Javier Hdez.)</text:p>
      <text:p text:style-name="Normal">Dados los ficheros de datos:</text:p>
      <text:p text:style-name="Normal">1) productos.txt <text:s/>(id, nombre, stock, precio,<text:s/>idCategoria,<text:s/>idAlmacen)</text:p>
      <text:p text:style-name="Normal">2) categorias.txt (id,<text:s/>nombre)</text:p>
      <text:p text:style-name="Normal">3) almacenes.txt (id, nombre)</text:p>
      <text:p text:style-name="Normal">--------------------------------------------------------------</text:p>
      <text:p text:style-name="Normal">a) Crear la clase producto solamente <text:s/><text:span text:style-name="T2">(0.5 puntos)</text:span></text:p>
      <text:p text:style-name="Normal">b) métodos para leer los tres ficheros de texto y almacenarlos (return) en los siguientes tipos:<text:s/><text:span text:style-name="T3">(1.5 puntos)</text:span></text:p>
      <text:p text:style-name="Normal"><text:tab/><text:s/><text:span text:style-name="T4">productos.txt -&gt; ArrayList&lt;Producto&gt;</text:span></text:p>
      <text:p text:style-name="P5"><text:tab/><text:s/>categorias.txt-&gt; ArrayList&lt;String&gt;</text:p>
      <text:p text:style-name="P6"><text:tab/><text:s/>almacenes.txt-&gt; HashMap&lt;String, String&gt;</text:p>
      <text:p text:style-name="Normal">c) método para grabar en un fichero de tipo objeto todos los productos individualmente<text:s/><text:span text:style-name="T7">(1.0 puntos)</text:span></text:p>
      <text:p text:style-name="Normal">d) método para leer el archivo objeto de productos.obj y lo almacene en un HashMap&lt;Integer, Producto&gt; (return)<text:s/><text:span text:style-name="T8">(1.0 puntos)</text:span></text:p>
      <text:p text:style-name="Normal">e) En la vista hay que hacer varios métodos: (las columnas categoría y almacén, cuando aparezcan en los listados no deben mostrar su identificador, sino su nombre)</text:p>
      <text:p text:style-name="Normal"><text:tab/>1.- mostrar listado de productos sin filtros (ID <text:s text:c="3"/>NOMBRE PRODUCTO <text:s text:c="2"/>PRECIO <text:s text:c="2"/>STOCK <text:s text:c="2"/>CATEGORIA <text:s/>ALMACEN)<text:s/><text:span text:style-name="T9">(1.0 puntos)</text:span></text:p>
      <text:p text:style-name="Normal"><text:tab/>2.- mostrar listado de productos filtrado por una categoría concreta<text:s/><text:span text:style-name="T10">(0.75 pu</text:span><text:span text:style-name="T11">ntos)</text:span></text:p>
      <text:p text:style-name="Normal"><text:tab/>3.- mostrar listado de productos ordenados por categorías<text:s/><text:span text:style-name="T12">(0.75 puntos)</text:span></text:p>
      <text:p text:style-name="Normal"><text:tab/>4.- mostrar listado de productos ordenados por almacenes<text:s/><text:span text:style-name="T13">(0.75 puntos)</text:span></text:p>
      <text:p text:style-name="Normal"><text:tab/>5.- mostrar los productos que tiene un almacén concreto<text:s/><text:span text:style-name="T14">(0.5 puntos)</text:span></text:p>
      <text:p text:style-name="Normal"><text:tab/>6.- mostrar el stock total de la empresa<text:s/><text:span text:style-name="T15">(0.75 puntos)</text:span><text:span text:style-name="T16"><text:s/></text:span></text:p>
      <text:p text:style-name="Normal"><text:tab/>7.- mostrar el stock de productos que tiene cada almacén<text:s/><text:span text:style-name="T17">(0.75 puntos)</text:span></text:p>
      <text:p text:style-name="Normal"><text:tab/>8.- mostrar el stock de productos que tiene cada categoría<text:s/><text:span text:style-name="T18">(0.75 punto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ier Hernández</meta:initial-creator>
    <dc:creator>Usuario de Windows</dc:creator>
    <meta:creation-date>2019-03-05T19:31:00Z</meta:creation-date>
    <dc:date>2019-03-07T18:51:00Z</dc:date>
    <meta:template xlink:href="Normal.dotm" xlink:type="simple"/>
    <meta:editing-cycles>5</meta:editing-cycles>
    <meta:editing-duration>PT780S</meta:editing-duration>
    <meta:document-statistic meta:page-count="1" meta:paragraph-count="3" meta:word-count="236" meta:character-count="1580" meta:row-count="11" meta:non-whitespace-character-count="1347"/>
  </office:meta>
</office:document-meta>
</file>